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ee47" officeooo:paragraph-rsid="0009ee47"/>
    </style:style>
    <style:style style:name="P2" style:family="paragraph" style:parent-style-name="Standard">
      <style:text-properties officeooo:rsid="000ae583" officeooo:paragraph-rsid="000ae583"/>
    </style:style>
    <style:style style:name="P3" style:family="paragraph" style:parent-style-name="Standard">
      <style:text-properties officeooo:rsid="000c51fb" officeooo:paragraph-rsid="000c51fb"/>
    </style:style>
    <style:style style:name="P4" style:family="paragraph" style:parent-style-name="Standard">
      <style:text-properties officeooo:rsid="000f7dc5" officeooo:paragraph-rsid="000f7dc5"/>
    </style:style>
    <style:style style:name="P5" style:family="paragraph" style:parent-style-name="Standard">
      <style:text-properties officeooo:rsid="000f7dc5" officeooo:paragraph-rsid="000f7dc5"/>
    </style:style>
    <style:style style:name="P6" style:family="paragraph" style:parent-style-name="Standard">
      <style:text-properties fo:font-weight="bold" officeooo:rsid="0009ee47" officeooo:paragraph-rsid="0009ee47" style:font-weight-asian="bold" style:font-weight-complex="bold"/>
    </style:style>
    <style:style style:name="P7" style:family="paragraph" style:parent-style-name="Standard">
      <style:text-properties fo:font-weight="bold" officeooo:rsid="000ae583" officeooo:paragraph-rsid="000ae583" style:font-weight-asian="bold" style:font-weight-complex="bold"/>
    </style:style>
    <style:style style:name="P8" style:family="paragraph" style:parent-style-name="Standard">
      <style:text-properties fo:font-weight="bold" officeooo:rsid="000f7dc5" officeooo:paragraph-rsid="000f7dc5" style:font-weight-asian="bold" style:font-weight-complex="bold"/>
    </style:style>
    <style:style style:name="T1" style:family="text">
      <style:text-properties officeooo:rsid="000c51fb"/>
    </style:style>
    <style:style style:name="T2" style:family="text">
      <style:text-properties officeooo:rsid="000e1463"/>
    </style:style>
    <style:style style:name="T3" style:family="text">
      <style:text-properties officeooo:rsid="001154a0"/>
    </style:style>
    <style:style style:name="T4" style:family="text">
      <style:text-properties officeooo:rsid="00130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pening Paragraph</text:p>
      <text:p text:style-name="P3">1) Basic Introduction, authors, focus of the paper</text:p>
      <text:p text:style-name="P1"><text:span text:style-name="T1"><text:tab/>a) </text:span>State the problem</text:p>
      <text:p text:style-name="P2"><text:span text:style-name="T1"><text:tab/>b</text:span>) State their solution</text:p>
      <text:p text:style-name="P2"><text:span text:style-name="T1"><text:tab/>c</text:span>) My own <text:span text:style-name="T1">critical review</text:span></text:p>
      <text:p text:style-name="P2"/>
      <text:p text:style-name="P7">Body Paragraphs</text:p>
      <text:p text:style-name="P2">1) Summarize the section</text:p>
      <text:p text:style-name="P2"><text:tab/>a) Point out interesting methods</text:p>
      <text:p text:style-name="P2"><text:tab/>b) Hardware/software/algorithms used</text:p>
      <text:p text:style-name="P2"><text:tab/>c) <text:span text:style-name="T1">Findings/improvements (if any)</text:span></text:p>
      <text:p text:style-name="P3">2) My own critical review</text:p>
      <text:p text:style-name="P3"><text:tab/>a) <text:span text:style-name="T2">Interesting new findings</text:span></text:p>
      <text:p text:style-name="P3"><text:tab/>b) <text:span text:style-name="T2">Things overlooked</text:span></text:p>
      <text:p text:style-name="P3"/>
      <text:p text:style-name="P8">Final Section</text:p>
      <text:p text:style-name="P4"><text:span text:style-name="T4">1</text:span>) <text:span text:style-name="T3">Summarize over-all results</text:span></text:p>
      <text:p text:style-name="P4"><text:tab/><text:span text:style-name="T3">b) My critical review of the results</text:span></text:p>
      <text:p text:style-name="P4"><text:span text:style-name="T3"><text:tab/>c) Describe future research opportunitie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06:05.840000000</meta:creation-date>
    <dc:date>2016-11-06T13:57:38.818000000</dc:date>
    <meta:editing-duration>PT8M28S</meta:editing-duration>
    <meta:editing-cycles>6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7" meta:word-count="71" meta:character-count="476" meta:non-whitespace-character-count="412"/>
  </office:meta>
</office:document-meta>
</file>